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 curve" table:style-name="ta1">
        <table:shapes>
          <draw:frame draw:z-index="0" draw:style-name="gr1" draw:text-style-name="P1" svg:width="15.997cm" svg:height="9.005cm" svg:x="6.581cm" svg:y="7.463cm">
            <draw:object draw:notify-on-update-of-ranges="'EXP curve'.B3:'EXP curve'.B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11cm" svg:height="9.001cm" svg:x="36.052cm" svg:y="1.023cm">
            <draw:object draw:notify-on-update-of-ranges="'EXP curve'.L3:'EXP curve'.L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12cm" svg:height="9.001cm" svg:x="35.896cm" svg:y="12.011cm">
            <draw:object draw:notify-on-update-of-ranges="'EXP curve'.N3:'EXP curve'.N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Possible Stats:</text:p>
          </table:table-cell>
          <table:covered-table-cell/>
          <table:table-cell table:number-columns-repeated="9"/>
          <table:table-cell office:value-type="string" calcext:value-type="string">
            <text:p>statBase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EXP needed</text:p>
          </table:table-cell>
          <table:table-cell office:value-type="string" calcext:value-type="string" table:number-columns-spanned="2" table:number-rows-spanned="1">
            <text:p>Attack Defence Power Speed</text:p>
          </table:table-cell>
          <table:covered-table-cell/>
          <table:table-cell table:number-columns-repeated="6"/>
          <table:table-cell office:value-type="string" calcext:value-type="string">
            <text:p>Level</text:p>
          </table:table-cell>
          <table:table-cell office:value-type="string" calcext:value-type="string">
            <text:p>Stat</text:p>
          </table:table-cell>
          <table:table-cell/>
          <table:table-cell office:value-type="string" calcext:value-type="string">
            <text:p>statBase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basis * ([.A3])^(0.9+accelA/250) * [.A3] * ([.A3]) / (6 + ([.A3]^2) / 50 / accelB) + ([.A3]) * extra" office:value-type="float" office:value="11.1666627777907" calcext:value-type="float">
            <text:p>11.1666627777907</text:p>
          </table:table-cell>
          <table:table-cell/>
          <table:table-cell office:value-type="string" calcext:value-type="string">
            <text:p>basis: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tatBase1 * [.K3]/3.82 + 5" office:value-type="float" office:value="6.30890052356021" calcext:value-type="float">
            <text:p>6.30890052356021</text:p>
          </table:table-cell>
          <table:table-cell office:value-type="float" office:value="1" calcext:value-type="float">
            <text:p>1</text:p>
          </table:table-cell>
          <table:table-cell table:formula="of:=statBase * ([.M3]/3.82)^2 * [.M3] / 1111 + 5" office:value-type="float" office:value="5.00012336421822" calcext:value-type="float">
            <text:p>5.0001233642182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asis * ([.A4])^(0.9+accelA/250) * [.A4] * ([.A4]) / (6 + ([.A4]^2) / 50 / accelB) + ([.A4]) * extra" office:value-type="float" office:value="33.1991505934743" calcext:value-type="float">
            <text:p>33.1991505934743</text:p>
          </table:table-cell>
          <table:table-cell/>
          <table:table-cell office:value-type="string" calcext:value-type="string">
            <text:p>Extra: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statBase1 * [.K4]/3.82 + 5" office:value-type="float" office:value="7.61780104712042" calcext:value-type="float">
            <text:p>7.61780104712042</text:p>
          </table:table-cell>
          <table:table-cell office:value-type="float" office:value="2" calcext:value-type="float">
            <text:p>2</text:p>
          </table:table-cell>
          <table:table-cell table:formula="of:=statBase * ([.M4]/3.82)^2 * [.M4] / 1111 + 5" office:value-type="float" office:value="5.00098691374579" calcext:value-type="float">
            <text:p>5.0009869137457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asis * ([.A5])^(0.9+accelA/250) * [.A5] * ([.A5]) / (6 + ([.A5]^2) / 50 / accelB) + ([.A5]) * extra" office:value-type="float" office:value="84.5579636995086" calcext:value-type="float">
            <text:p>84.5579636995086</text:p>
          </table:table-cell>
          <table:table-cell/>
          <table:table-cell office:value-type="string" calcext:value-type="string">
            <text:p>AccelA</text:p>
          </table:table-cell>
          <table:table-cell office:value-type="float" office:value="150" calcext:value-type="float">
            <text:p>150</text:p>
          </table:table-cell>
          <table:table-cell table:style-name="ce1"/>
          <table:table-cell table:number-columns-repeated="4"/>
          <table:table-cell office:value-type="float" office:value="3" calcext:value-type="float">
            <text:p>3</text:p>
          </table:table-cell>
          <table:table-cell table:formula="of:=statBase1 * [.K5]/3.82 + 5" office:value-type="float" office:value="8.92670157068063" calcext:value-type="float">
            <text:p>8.92670157068063</text:p>
          </table:table-cell>
          <table:table-cell office:value-type="float" office:value="3" calcext:value-type="float">
            <text:p>3</text:p>
          </table:table-cell>
          <table:table-cell table:formula="of:=statBase * ([.M5]/3.82)^2 * [.M5] / 1111 + 5" office:value-type="float" office:value="5.00333083389203" calcext:value-type="float">
            <text:p>5.003330833892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asis * ([.A6])^(0.9+accelA/250) * [.A6] * ([.A6]) / (6 + ([.A6]^2) / 50 / accelB) + ([.A6]) * extra" office:value-type="float" office:value="189.325369313637" calcext:value-type="float">
            <text:p>189.325369313637</text:p>
          </table:table-cell>
          <table:table-cell/>
          <table:table-cell office:value-type="string" calcext:value-type="string">
            <text:p>AccelB</text:p>
          </table:table-cell>
          <table:table-cell office:value-type="float" office:value="1000" calcext:value-type="float">
            <text:p>1000</text:p>
          </table:table-cell>
          <table:table-cell table:style-name="ce2"/>
          <table:table-cell table:number-columns-repeated="4"/>
          <table:table-cell office:value-type="float" office:value="4" calcext:value-type="float">
            <text:p>4</text:p>
          </table:table-cell>
          <table:table-cell table:formula="of:=statBase1 * [.K6]/3.82 + 5" office:value-type="float" office:value="10.2356020942408" calcext:value-type="float">
            <text:p>10.2356020942408</text:p>
          </table:table-cell>
          <table:table-cell office:value-type="float" office:value="4" calcext:value-type="float">
            <text:p>4</text:p>
          </table:table-cell>
          <table:table-cell table:formula="of:=statBase * ([.M6]/3.82)^2 * [.M6] / 1111 + 5" office:value-type="float" office:value="5.00789530996629" calcext:value-type="float">
            <text:p>5.0078953099662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asis * ([.A7])^(0.9+accelA/250) * [.A7] * ([.A7]) / (6 + ([.A7]^2) / 50 / accelB) + ([.A7]) * extra" office:value-type="float" office:value="376.066074545841" calcext:value-type="float">
            <text:p>376.06607454584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formula="of:=statBase1 * [.K7]/3.82 + 5" office:value-type="float" office:value="11.544502617801" calcext:value-type="float">
            <text:p>11.544502617801</text:p>
          </table:table-cell>
          <table:table-cell office:value-type="float" office:value="5" calcext:value-type="float">
            <text:p>5</text:p>
          </table:table-cell>
          <table:table-cell table:formula="of:=statBase * ([.M7]/3.82)^2 * [.M7] / 1111 + 5" office:value-type="float" office:value="5.01542052727791" calcext:value-type="float">
            <text:p>5.015420527277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asis * ([.A8])^(0.9+accelA/250) * [.A8] * ([.A8]) / (6 + ([.A8]^2) / 50 / accelB) + ([.A8]) * extra" office:value-type="float" office:value="677.197351499181" calcext:value-type="float">
            <text:p>677.19735149918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formula="of:=statBase1 * [.K8]/3.82 + 5" office:value-type="float" office:value="12.8534031413613" calcext:value-type="float">
            <text:p>12.8534031413613</text:p>
          </table:table-cell>
          <table:table-cell office:value-type="float" office:value="6" calcext:value-type="float">
            <text:p>6</text:p>
          </table:table-cell>
          <table:table-cell table:formula="of:=statBase * ([.M8]/3.82)^2 * [.M8] / 1111 + 5" office:value-type="float" office:value="5.02664667113624" calcext:value-type="float">
            <text:p>5.0266466711362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asis * ([.A9])^(0.9+accelA/250) * [.A9] * ([.A9]) / (6 + ([.A9]^2) / 50 / accelB) + ([.A9]) * extra" office:value-type="float" office:value="1128.56858344238" calcext:value-type="float">
            <text:p>1128.56858344238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formula="of:=statBase1 * [.K9]/3.82 + 5" office:value-type="float" office:value="14.1623036649215" calcext:value-type="float">
            <text:p>14.1623036649215</text:p>
          </table:table-cell>
          <table:table-cell office:value-type="float" office:value="7" calcext:value-type="float">
            <text:p>7</text:p>
          </table:table-cell>
          <table:table-cell table:formula="of:=statBase * ([.M9]/3.82)^2 * [.M9] / 1111 + 5" office:value-type="float" office:value="5.04231392685059" calcext:value-type="float">
            <text:p>5.0423139268505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asis * ([.A10])^(0.9+accelA/250) * [.A10] * ([.A10]) / (6 + ([.A10]^2) / 50 / accelB) + ([.A10]) * extra" office:value-type="float" office:value="1769.1534497791" calcext:value-type="float">
            <text:p>1769.153449779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formula="of:=statBase1 * [.K10]/3.82 + 5" office:value-type="float" office:value="15.4712041884817" calcext:value-type="float">
            <text:p>15.4712041884817</text:p>
          </table:table-cell>
          <table:table-cell office:value-type="float" office:value="8" calcext:value-type="float">
            <text:p>8</text:p>
          </table:table-cell>
          <table:table-cell table:formula="of:=statBase * ([.M10]/3.82)^2 * [.M10] / 1111 + 5" office:value-type="float" office:value="5.06316247973033" calcext:value-type="float">
            <text:p>5.0631624797303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asis * ([.A11])^(0.9+accelA/250) * [.A11] * ([.A11]) / (6 + ([.A11]^2) / 50 / accelB) + ([.A11]) * extra" office:value-type="float" office:value="2640.81128095414" calcext:value-type="float">
            <text:p>2640.81128095414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formula="of:=statBase1 * [.K11]/3.82 + 5" office:value-type="float" office:value="16.7801047120419" calcext:value-type="float">
            <text:p>16.7801047120419</text:p>
          </table:table-cell>
          <table:table-cell office:value-type="float" office:value="9" calcext:value-type="float">
            <text:p>9</text:p>
          </table:table-cell>
          <table:table-cell table:formula="of:=statBase * ([.M11]/3.82)^2 * [.M11] / 1111 + 5" office:value-type="float" office:value="5.08993251508479" calcext:value-type="float">
            <text:p>5.0899325150847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asis * ([.A12])^(0.9+accelA/250) * [.A12] * ([.A12]) / (6 + ([.A12]^2) / 50 / accelB) + ([.A12]) * extra" office:value-type="float" office:value="3788.09457200577" calcext:value-type="float">
            <text:p>3788.09457200577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formula="of:=statBase1 * [.K12]/3.82 + 5" office:value-type="float" office:value="18.0890052356021" calcext:value-type="float">
            <text:p>18.0890052356021</text:p>
          </table:table-cell>
          <table:table-cell office:value-type="float" office:value="10" calcext:value-type="float">
            <text:p>10</text:p>
          </table:table-cell>
          <table:table-cell table:formula="of:=statBase * ([.M12]/3.82)^2 * [.M12] / 1111 + 5" office:value-type="float" office:value="5.12336421822331" calcext:value-type="float">
            <text:p>5.1233642182233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asis * ([.A13])^(0.9+accelA/250) * [.A13] * ([.A13]) / (6 + ([.A13]^2) / 50 / accelB) + ([.A13]) * extra" office:value-type="float" office:value="5258.08913267337" calcext:value-type="float">
            <text:p>5258.08913267337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formula="of:=statBase1 * [.K13]/3.82 + 5" office:value-type="float" office:value="19.3979057591623" calcext:value-type="float">
            <text:p>19.3979057591623</text:p>
          </table:table-cell>
          <table:table-cell office:value-type="float" office:value="11" calcext:value-type="float">
            <text:p>11</text:p>
          </table:table-cell>
          <table:table-cell table:formula="of:=statBase * ([.M13]/3.82)^2 * [.M13] / 1111 + 5" office:value-type="float" office:value="5.16419777445522" calcext:value-type="float">
            <text:p>5.1641977744552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asis * ([.A14])^(0.9+accelA/250) * [.A14] * ([.A14]) / (6 + ([.A14]^2) / 50 / accelB) + ([.A14]) * extra" office:value-type="float" office:value="7100.2783225229" calcext:value-type="float">
            <text:p>7100.2783225229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formula="of:=statBase1 * [.K14]/3.82 + 5" office:value-type="float" office:value="20.7068062827225" calcext:value-type="float">
            <text:p>20.7068062827225</text:p>
          </table:table-cell>
          <table:table-cell office:value-type="float" office:value="12" calcext:value-type="float">
            <text:p>12</text:p>
          </table:table-cell>
          <table:table-cell table:formula="of:=statBase * ([.M14]/3.82)^2 * [.M14] / 1111 + 5" office:value-type="float" office:value="5.21317336908988" calcext:value-type="float">
            <text:p>5.2131733690898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asis * ([.A15])^(0.9+accelA/250) * [.A15] * ([.A15]) / (6 + ([.A15]^2) / 50 / accelB) + ([.A15]) * extra" office:value-type="float" office:value="9366.4256577729" calcext:value-type="float">
            <text:p>9366.4256577729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formula="of:=statBase1 * [.K15]/3.82 + 5" office:value-type="float" office:value="22.0157068062827" calcext:value-type="float">
            <text:p>22.0157068062827</text:p>
          </table:table-cell>
          <table:table-cell office:value-type="float" office:value="13" calcext:value-type="float">
            <text:p>13</text:p>
          </table:table-cell>
          <table:table-cell table:formula="of:=statBase * ([.M15]/3.82)^2 * [.M15] / 1111 + 5" office:value-type="float" office:value="5.27103118743661" calcext:value-type="float">
            <text:p>5.2710311874366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asis * ([.A16])^(0.9+accelA/250) * [.A16] * ([.A16]) / (6 + ([.A16]^2) / 50 / accelB) + ([.A16]) * extra" office:value-type="float" office:value="12110.4718059458" calcext:value-type="float">
            <text:p>12110.4718059458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formula="of:=statBase1 * [.K16]/3.82 + 5" office:value-type="float" office:value="23.3246073298429" calcext:value-type="float">
            <text:p>23.3246073298429</text:p>
          </table:table-cell>
          <table:table-cell office:value-type="float" office:value="14" calcext:value-type="float">
            <text:p>14</text:p>
          </table:table-cell>
          <table:table-cell table:formula="of:=statBase * ([.M16]/3.82)^2 * [.M16] / 1111 + 5" office:value-type="float" office:value="5.33851141480476" calcext:value-type="float">
            <text:p>5.3385114148047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asis * ([.A17])^(0.9+accelA/250) * [.A17] * ([.A17]) / (6 + ([.A17]^2) / 50 / accelB) + ([.A17]) * extra" office:value-type="float" office:value="15388.4430933717" calcext:value-type="float">
            <text:p>15388.4430933717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formula="of:=statBase1 * [.K17]/3.82 + 5" office:value-type="float" office:value="24.6335078534031" calcext:value-type="float">
            <text:p>24.6335078534031</text:p>
          </table:table-cell>
          <table:table-cell office:value-type="float" office:value="15" calcext:value-type="float">
            <text:p>15</text:p>
          </table:table-cell>
          <table:table-cell table:formula="of:=statBase * ([.M17]/3.82)^2 * [.M17] / 1111 + 5" office:value-type="float" office:value="5.41635423650367" calcext:value-type="float">
            <text:p>5.4163542365036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basis * ([.A18])^(0.9+accelA/250) * [.A18] * ([.A18]) / (6 + ([.A18]^2) / 50 / accelB) + ([.A18]) * extra" office:value-type="float" office:value="19258.3693914526" calcext:value-type="float">
            <text:p>19258.3693914526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formula="of:=statBase1 * [.K18]/3.82 + 5" office:value-type="float" office:value="25.9424083769634" calcext:value-type="float">
            <text:p>25.9424083769634</text:p>
          </table:table-cell>
          <table:table-cell office:value-type="float" office:value="16" calcext:value-type="float">
            <text:p>16</text:p>
          </table:table-cell>
          <table:table-cell table:formula="of:=statBase * ([.M18]/3.82)^2 * [.M18] / 1111 + 5" office:value-type="float" office:value="5.50529983784267" calcext:value-type="float">
            <text:p>5.5052998378426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asis * ([.A19])^(0.9+accelA/250) * [.A19] * ([.A19]) / (6 + ([.A19]^2) / 50 / accelB) + ([.A19]) * extra" office:value-type="float" office:value="23780.209759701" calcext:value-type="float">
            <text:p>23780.209759701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formula="of:=statBase1 * [.K19]/3.82 + 5" office:value-type="float" office:value="27.2513089005236" calcext:value-type="float">
            <text:p>27.2513089005236</text:p>
          </table:table-cell>
          <table:table-cell office:value-type="float" office:value="17" calcext:value-type="float">
            <text:p>17</text:p>
          </table:table-cell>
          <table:table-cell table:formula="of:=statBase * ([.M19]/3.82)^2 * [.M19] / 1111 + 5" office:value-type="float" office:value="5.60608840413111" calcext:value-type="float">
            <text:p>5.6060884041311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basis * ([.A20])^(0.9+accelA/250) * [.A20] * ([.A20]) / (6 + ([.A20]^2) / 50 / accelB) + ([.A20]) * extra" office:value-type="float" office:value="29015.7845878048" calcext:value-type="float">
            <text:p>29015.7845878048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formula="of:=statBase1 * [.K20]/3.82 + 5" office:value-type="float" office:value="28.5602094240838" calcext:value-type="float">
            <text:p>28.5602094240838</text:p>
          </table:table-cell>
          <table:table-cell office:value-type="float" office:value="18" calcext:value-type="float">
            <text:p>18</text:p>
          </table:table-cell>
          <table:table-cell table:formula="of:=statBase * ([.M20]/3.82)^2 * [.M20] / 1111 + 5" office:value-type="float" office:value="5.71946012067833" calcext:value-type="float">
            <text:p>5.7194601206783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asis * ([.A21])^(0.9+accelA/250) * [.A21] * ([.A21]) / (6 + ([.A21]^2) / 50 / accelB) + ([.A21]) * extra" office:value-type="float" office:value="35028.7132444323" calcext:value-type="float">
            <text:p>35028.7132444323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formula="of:=statBase1 * [.K21]/3.82 + 5" office:value-type="float" office:value="29.869109947644" calcext:value-type="float">
            <text:p>29.869109947644</text:p>
          </table:table-cell>
          <table:table-cell office:value-type="float" office:value="19" calcext:value-type="float">
            <text:p>19</text:p>
          </table:table-cell>
          <table:table-cell table:formula="of:=statBase * ([.M21]/3.82)^2 * [.M21] / 1111 + 5" office:value-type="float" office:value="5.84615517279367" calcext:value-type="float">
            <text:p>5.8461551727936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basis * ([.A22])^(0.9+accelA/250) * [.A22] * ([.A22]) / (6 + ([.A22]^2) / 50 / accelB) + ([.A22]) * extra" office:value-type="float" office:value="41884.3564380786" calcext:value-type="float">
            <text:p>41884.3564380786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formula="of:=statBase1 * [.K22]/3.82 + 5" office:value-type="float" office:value="31.1780104712042" calcext:value-type="float">
            <text:p>31.1780104712042</text:p>
          </table:table-cell>
          <table:table-cell office:value-type="float" office:value="20" calcext:value-type="float">
            <text:p>20</text:p>
          </table:table-cell>
          <table:table-cell table:formula="of:=statBase * ([.M22]/3.82)^2 * [.M22] / 1111 + 5" office:value-type="float" office:value="5.98691374578647" calcext:value-type="float">
            <text:p>5.9869137457864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basis * ([.A23])^(0.9+accelA/250) * [.A23] * ([.A23]) / (6 + ([.A23]^2) / 50 / accelB) + ([.A23]) * extra" office:value-type="float" office:value="49649.7626450621" calcext:value-type="float">
            <text:p>49649.7626450621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formula="of:=statBase1 * [.K23]/3.82 + 5" office:value-type="float" office:value="32.4869109947644" calcext:value-type="float">
            <text:p>32.4869109947644</text:p>
          </table:table-cell>
          <table:table-cell office:value-type="float" office:value="21" calcext:value-type="float">
            <text:p>21</text:p>
          </table:table-cell>
          <table:table-cell table:formula="of:=statBase * ([.M23]/3.82)^2 * [.M23] / 1111 + 5" office:value-type="float" office:value="6.14247602496606" calcext:value-type="float">
            <text:p>6.1424760249660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basis * ([.A24])^(0.9+accelA/250) * [.A24] * ([.A24]) / (6 + ([.A24]^2) / 50 / accelB) + ([.A24]) * extra" office:value-type="float" office:value="58393.6180752052" calcext:value-type="float">
            <text:p>58393.6180752052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formula="of:=statBase1 * [.K24]/3.82 + 5" office:value-type="float" office:value="33.7958115183246" calcext:value-type="float">
            <text:p>33.7958115183246</text:p>
          </table:table-cell>
          <table:table-cell office:value-type="float" office:value="22" calcext:value-type="float">
            <text:p>22</text:p>
          </table:table-cell>
          <table:table-cell table:formula="of:=statBase * ([.M24]/3.82)^2 * [.M24] / 1111 + 5" office:value-type="float" office:value="6.31358219564178" calcext:value-type="float">
            <text:p>6.3135821956417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basis * ([.A25])^(0.9+accelA/250) * [.A25] * ([.A25]) / (6 + ([.A25]^2) / 50 / accelB) + ([.A25]) * extra" office:value-type="float" office:value="68186.1997359691" calcext:value-type="float">
            <text:p>68186.1997359691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formula="of:=statBase1 * [.K25]/3.82 + 5" office:value-type="float" office:value="35.1047120418848" calcext:value-type="float">
            <text:p>35.1047120418848</text:p>
          </table:table-cell>
          <table:table-cell office:value-type="float" office:value="23" calcext:value-type="float">
            <text:p>23</text:p>
          </table:table-cell>
          <table:table-cell table:formula="of:=statBase * ([.M25]/3.82)^2 * [.M25] / 1111 + 5" office:value-type="float" office:value="6.50097244312299" calcext:value-type="float">
            <text:p>6.5009724431229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basis * ([.A26])^(0.9+accelA/250) * [.A26] * ([.A26]) / (6 + ([.A26]^2) / 50 / accelB) + ([.A26]) * extra" office:value-type="float" office:value="79099.3312272579" calcext:value-type="float">
            <text:p>79099.3312272579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formula="of:=statBase1 * [.K26]/3.82 + 5" office:value-type="float" office:value="36.413612565445" calcext:value-type="float">
            <text:p>36.413612565445</text:p>
          </table:table-cell>
          <table:table-cell office:value-type="float" office:value="24" calcext:value-type="float">
            <text:p>24</text:p>
          </table:table-cell>
          <table:table-cell table:formula="of:=statBase * ([.M26]/3.82)^2 * [.M26] / 1111 + 5" office:value-type="float" office:value="6.70538695271901" calcext:value-type="float">
            <text:p>6.7053869527190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basis * ([.A27])^(0.9+accelA/250) * [.A27] * ([.A27]) / (6 + ([.A27]^2) / 50 / accelB) + ([.A27]) * extra" office:value-type="float" office:value="91206.340956341" calcext:value-type="float">
            <text:p>91206.340956341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formula="of:=statBase1 * [.K27]/3.82 + 5" office:value-type="float" office:value="37.7225130890052" calcext:value-type="float">
            <text:p>37.7225130890052</text:p>
          </table:table-cell>
          <table:table-cell office:value-type="float" office:value="25" calcext:value-type="float">
            <text:p>25</text:p>
          </table:table-cell>
          <table:table-cell table:formula="of:=statBase * ([.M27]/3.82)^2 * [.M27] / 1111 + 5" office:value-type="float" office:value="6.92756590973919" calcext:value-type="float">
            <text:p>6.9275659097391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basis * ([.A28])^(0.9+accelA/250) * [.A28] * ([.A28]) / (6 + ([.A28]^2) / 50 / accelB) + ([.A28]) * extra" office:value-type="float" office:value="104582.022508672" calcext:value-type="float">
            <text:p>104582.022508672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formula="of:=statBase1 * [.K28]/3.82 + 5" office:value-type="float" office:value="39.0314136125654" calcext:value-type="float">
            <text:p>39.0314136125654</text:p>
          </table:table-cell>
          <table:table-cell office:value-type="float" office:value="26" calcext:value-type="float">
            <text:p>26</text:p>
          </table:table-cell>
          <table:table-cell table:formula="of:=statBase * ([.M28]/3.82)^2 * [.M28] / 1111 + 5" office:value-type="float" office:value="7.16824949949286" calcext:value-type="float">
            <text:p>7.1682494994928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basis * ([.A29])^(0.9+accelA/250) * [.A29] * ([.A29]) / (6 + ([.A29]^2) / 50 / accelB) + ([.A29]) * extra" office:value-type="float" office:value="119302.59694824" calcext:value-type="float">
            <text:p>119302.59694824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formula="of:=statBase1 * [.K29]/3.82 + 5" office:value-type="float" office:value="40.3403141361257" calcext:value-type="float">
            <text:p>40.3403141361257</text:p>
          </table:table-cell>
          <table:table-cell office:value-type="float" office:value="27" calcext:value-type="float">
            <text:p>27</text:p>
          </table:table-cell>
          <table:table-cell table:formula="of:=statBase * ([.M29]/3.82)^2 * [.M29] / 1111 + 5" office:value-type="float" office:value="7.42817790728937" calcext:value-type="float">
            <text:p>7.4281779072893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basis * ([.A30])^(0.9+accelA/250) * [.A30] * ([.A30]) / (6 + ([.A30]^2) / 50 / accelB) + ([.A30]) * extra" office:value-type="float" office:value="135445.676852302" calcext:value-type="float">
            <text:p>135445.676852302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formula="of:=statBase1 * [.K30]/3.82 + 5" office:value-type="float" office:value="41.6492146596859" calcext:value-type="float">
            <text:p>41.6492146596859</text:p>
          </table:table-cell>
          <table:table-cell office:value-type="float" office:value="28" calcext:value-type="float">
            <text:p>28</text:p>
          </table:table-cell>
          <table:table-cell table:formula="of:=statBase * ([.M30]/3.82)^2 * [.M30] / 1111 + 5" office:value-type="float" office:value="7.70809131843806" calcext:value-type="float">
            <text:p>7.7080913184380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basis * ([.A31])^(0.9+accelA/250) * [.A31] * ([.A31]) / (6 + ([.A31]^2) / 50 / accelB) + ([.A31]) * extra" office:value-type="float" office:value="153090.231911279" calcext:value-type="float">
            <text:p>153090.231911279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formula="of:=statBase1 * [.K31]/3.82 + 5" office:value-type="float" office:value="42.9581151832461" calcext:value-type="float">
            <text:p>42.9581151832461</text:p>
          </table:table-cell>
          <table:table-cell office:value-type="float" office:value="29" calcext:value-type="float">
            <text:p>29</text:p>
          </table:table-cell>
          <table:table-cell table:formula="of:=statBase * ([.M31]/3.82)^2 * [.M31] / 1111 + 5" office:value-type="float" office:value="8.00872991824826" calcext:value-type="float">
            <text:p>8.0087299182482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basis * ([.A32])^(0.9+accelA/250) * [.A32] * ([.A32]) / (6 + ([.A32]^2) / 50 / accelB) + ([.A32]) * extra" office:value-type="float" office:value="172316.555946288" calcext:value-type="float">
            <text:p>172316.555946288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formula="of:=statBase1 * [.K32]/3.82 + 5" office:value-type="float" office:value="44.2670157068063" calcext:value-type="float">
            <text:p>44.2670157068063</text:p>
          </table:table-cell>
          <table:table-cell office:value-type="float" office:value="30" calcext:value-type="float">
            <text:p>30</text:p>
          </table:table-cell>
          <table:table-cell table:formula="of:=statBase * ([.M32]/3.82)^2 * [.M32] / 1111 + 5" office:value-type="float" office:value="8.33083389202932" calcext:value-type="float">
            <text:p>8.3308338920293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asis * ([.A33])^(0.9+accelA/250) * [.A33] * ([.A33]) / (6 + ([.A33]^2) / 50 / accelB) + ([.A33]) * extra" office:value-type="float" office:value="193206.235215108" calcext:value-type="float">
            <text:p>193206.235215108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formula="of:=statBase1 * [.K33]/3.82 + 5" office:value-type="float" office:value="45.5759162303665" calcext:value-type="float">
            <text:p>45.5759162303665</text:p>
          </table:table-cell>
          <table:table-cell office:value-type="float" office:value="31" calcext:value-type="float">
            <text:p>31</text:p>
          </table:table-cell>
          <table:table-cell table:formula="of:=statBase * ([.M33]/3.82)^2 * [.M33] / 1111 + 5" office:value-type="float" office:value="8.67514342509057" calcext:value-type="float">
            <text:p>8.6751434250905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basis * ([.A34])^(0.9+accelA/250) * [.A34] * ([.A34]) / (6 + ([.A34]^2) / 50 / accelB) + ([.A34]) * extra" office:value-type="float" office:value="215842.117892853" calcext:value-type="float">
            <text:p>215842.117892853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table:formula="of:=statBase1 * [.K34]/3.82 + 5" office:value-type="float" office:value="46.8848167539267" calcext:value-type="float">
            <text:p>46.8848167539267</text:p>
          </table:table-cell>
          <table:table-cell office:value-type="float" office:value="32" calcext:value-type="float">
            <text:p>32</text:p>
          </table:table-cell>
          <table:table-cell table:formula="of:=statBase * ([.M34]/3.82)^2 * [.M34] / 1111 + 5" office:value-type="float" office:value="9.04239870274136" calcext:value-type="float">
            <text:p>9.0423987027413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basis * ([.A35])^(0.9+accelA/250) * [.A35] * ([.A35]) / (6 + ([.A35]^2) / 50 / accelB) + ([.A35]) * extra" office:value-type="float" office:value="240308.284626881" calcext:value-type="float">
            <text:p>240308.284626881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table:formula="of:=statBase1 * [.K35]/3.82 + 5" office:value-type="float" office:value="48.1937172774869" calcext:value-type="float">
            <text:p>48.1937172774869</text:p>
          </table:table-cell>
          <table:table-cell office:value-type="float" office:value="33" calcext:value-type="float">
            <text:p>33</text:p>
          </table:table-cell>
          <table:table-cell table:formula="of:=statBase * ([.M35]/3.82)^2 * [.M35] / 1111 + 5" office:value-type="float" office:value="9.43333991029102" calcext:value-type="float">
            <text:p>9.4333399102910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basis * ([.A36])^(0.9+accelA/250) * [.A36] * ([.A36]) / (6 + ([.A36]^2) / 50 / accelB) + ([.A36]) * extra" office:value-type="float" office:value="266690.020076804" calcext:value-type="float">
            <text:p>266690.020076804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 table:formula="of:=statBase1 * [.K36]/3.82 + 5" office:value-type="float" office:value="49.5026178010471" calcext:value-type="float">
            <text:p>49.5026178010471</text:p>
          </table:table-cell>
          <table:table-cell office:value-type="float" office:value="34" calcext:value-type="float">
            <text:p>34</text:p>
          </table:table-cell>
          <table:table-cell table:formula="of:=statBase * ([.M36]/3.82)^2 * [.M36] / 1111 + 5" office:value-type="float" office:value="9.8487072330489" calcext:value-type="float">
            <text:p>9.848707233048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basis * ([.A37])^(0.9+accelA/250) * [.A37] * ([.A37]) / (6 + ([.A37]^2) / 50 / accelB) + ([.A37]) * extra" office:value-type="float" office:value="295073.785360241" calcext:value-type="float">
            <text:p>295073.785360241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table:formula="of:=statBase1 * [.K37]/3.82 + 5" office:value-type="float" office:value="50.8115183246073" calcext:value-type="float">
            <text:p>50.8115183246073</text:p>
          </table:table-cell>
          <table:table-cell office:value-type="float" office:value="35" calcext:value-type="float">
            <text:p>35</text:p>
          </table:table-cell>
          <table:table-cell table:formula="of:=statBase * ([.M37]/3.82)^2 * [.M37] / 1111 + 5" office:value-type="float" office:value="10.2892408563243" calcext:value-type="float">
            <text:p>10.289240856324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basis * ([.A38])^(0.9+accelA/250) * [.A38] * ([.A38]) / (6 + ([.A38]^2) / 50 / accelB) + ([.A38]) * extra" office:value-type="float" office:value="325547.19133344" calcext:value-type="float">
            <text:p>325547.19133344</text:p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 table:formula="of:=statBase1 * [.K38]/3.82 + 5" office:value-type="float" office:value="52.1204188481675" calcext:value-type="float">
            <text:p>52.1204188481675</text:p>
          </table:table-cell>
          <table:table-cell office:value-type="float" office:value="36" calcext:value-type="float">
            <text:p>36</text:p>
          </table:table-cell>
          <table:table-cell table:formula="of:=statBase * ([.M38]/3.82)^2 * [.M38] / 1111 + 5" office:value-type="float" office:value="10.7556809654267" calcext:value-type="float">
            <text:p>10.755680965426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basis * ([.A39])^(0.9+accelA/250) * [.A39] * ([.A39]) / (6 + ([.A39]^2) / 50 / accelB) + ([.A39]) * extra" office:value-type="float" office:value="358198.972643233" calcext:value-type="float">
            <text:p>358198.972643233</text:p>
          </table:table-cell>
          <table:table-cell table:number-columns-repeated="8"/>
          <table:table-cell office:value-type="float" office:value="37" calcext:value-type="float">
            <text:p>37</text:p>
          </table:table-cell>
          <table:table-cell table:formula="of:=statBase1 * [.K39]/3.82 + 5" office:value-type="float" office:value="53.4293193717278" calcext:value-type="float">
            <text:p>53.4293193717278</text:p>
          </table:table-cell>
          <table:table-cell office:value-type="float" office:value="37" calcext:value-type="float">
            <text:p>37</text:p>
          </table:table-cell>
          <table:table-cell table:formula="of:=statBase * ([.M39]/3.82)^2 * [.M39] / 1111 + 5" office:value-type="float" office:value="11.2487677456652" calcext:value-type="float">
            <text:p>11.248767745665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basis * ([.A40])^(0.9+accelA/250) * [.A40] * ([.A40]) / (6 + ([.A40]^2) / 50 / accelB) + ([.A40]) * extra" office:value-type="float" office:value="393118.962493265" calcext:value-type="float">
            <text:p>393118.962493265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table:formula="of:=statBase1 * [.K40]/3.82 + 5" office:value-type="float" office:value="54.738219895288" calcext:value-type="float">
            <text:p>54.738219895288</text:p>
          </table:table-cell>
          <table:table-cell office:value-type="float" office:value="38" calcext:value-type="float">
            <text:p>38</text:p>
          </table:table-cell>
          <table:table-cell table:formula="of:=statBase * ([.M40]/3.82)^2 * [.M40] / 1111 + 5" office:value-type="float" office:value="11.7692413823494" calcext:value-type="float">
            <text:p>11.769241382349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basis * ([.A41])^(0.9+accelA/250) * [.A41] * ([.A41]) / (6 + ([.A41]^2) / 50 / accelB) + ([.A41]) * extra" office:value-type="float" office:value="430398.06807303" calcext:value-type="float">
            <text:p>430398.06807303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table:formula="of:=statBase1 * [.K41]/3.82 + 5" office:value-type="float" office:value="56.0471204188482" calcext:value-type="float">
            <text:p>56.0471204188482</text:p>
          </table:table-cell>
          <table:table-cell office:value-type="float" office:value="39" calcext:value-type="float">
            <text:p>39</text:p>
          </table:table-cell>
          <table:table-cell table:formula="of:=statBase * ([.M41]/3.82)^2 * [.M41] / 1111 + 5" office:value-type="float" office:value="12.3178420607884" calcext:value-type="float">
            <text:p>12.317842060788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basis * ([.A42])^(0.9+accelA/250) * [.A42] * ([.A42]) / (6 + ([.A42]^2) / 50 / accelB) + ([.A42]) * extra" office:value-type="float" office:value="470128.246603261" calcext:value-type="float">
            <text:p>470128.246603261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formula="of:=statBase1 * [.K42]/3.82 + 5" office:value-type="float" office:value="57.3560209424084" calcext:value-type="float">
            <text:p>57.3560209424084</text:p>
          </table:table-cell>
          <table:table-cell office:value-type="float" office:value="40" calcext:value-type="float">
            <text:p>40</text:p>
          </table:table-cell>
          <table:table-cell table:formula="of:=statBase * ([.M42]/3.82)^2 * [.M42] / 1111 + 5" office:value-type="float" office:value="12.8953099662917" calcext:value-type="float">
            <text:p>12.895309966291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basis * ([.A43])^(0.9+accelA/250) * [.A43] * ([.A43]) / (6 + ([.A43]^2) / 50 / accelB) + ([.A43]) * extra" office:value-type="float" office:value="512402.48195557" calcext:value-type="float">
            <text:p>512402.48195557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 table:formula="of:=statBase1 * [.K43]/3.82 + 5" office:value-type="float" office:value="58.6649214659686" calcext:value-type="float">
            <text:p>58.6649214659686</text:p>
          </table:table-cell>
          <table:table-cell office:value-type="float" office:value="41" calcext:value-type="float">
            <text:p>41</text:p>
          </table:table-cell>
          <table:table-cell table:formula="of:=statBase * ([.M43]/3.82)^2 * [.M43] / 1111 + 5" office:value-type="float" office:value="13.5023852841686" calcext:value-type="float">
            <text:p>13.502385284168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basis * ([.A44])^(0.9+accelA/250) * [.A44] * ([.A44]) / (6 + ([.A44]^2) / 50 / accelB) + ([.A44]) * extra" office:value-type="float" office:value="557314.76180815" calcext:value-type="float">
            <text:p>557314.76180815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formula="of:=statBase1 * [.K44]/3.82 + 5" office:value-type="float" office:value="59.9738219895288" calcext:value-type="float">
            <text:p>59.9738219895288</text:p>
          </table:table-cell>
          <table:table-cell office:value-type="float" office:value="42" calcext:value-type="float">
            <text:p>42</text:p>
          </table:table-cell>
          <table:table-cell table:formula="of:=statBase * ([.M44]/3.82)^2 * [.M44] / 1111 + 5" office:value-type="float" office:value="14.1398081997284" calcext:value-type="float">
            <text:p>14.139808199728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basis * ([.A45])^(0.9+accelA/250) * [.A45] * ([.A45]) / (6 + ([.A45]^2) / 50 / accelB) + ([.A45]) * extra" office:value-type="float" office:value="604960.055302776" calcext:value-type="float">
            <text:p>604960.055302776</text:p>
          </table:table-cell>
          <table:table-cell table:number-columns-repeated="8"/>
          <table:table-cell office:value-type="float" office:value="43" calcext:value-type="float">
            <text:p>43</text:p>
          </table:table-cell>
          <table:table-cell table:formula="of:=statBase1 * [.K45]/3.82 + 5" office:value-type="float" office:value="61.282722513089" calcext:value-type="float">
            <text:p>61.282722513089</text:p>
          </table:table-cell>
          <table:table-cell office:value-type="float" office:value="43" calcext:value-type="float">
            <text:p>43</text:p>
          </table:table-cell>
          <table:table-cell table:formula="of:=statBase * ([.M45]/3.82)^2 * [.M45] / 1111 + 5" office:value-type="float" office:value="14.8083188982806" calcext:value-type="float">
            <text:p>14.808318898280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basis * ([.A46])^(0.9+accelA/250) * [.A46] * ([.A46]) / (6 + ([.A46]^2) / 50 / accelB) + ([.A46]) * extra" office:value-type="float" office:value="655434.291171454" calcext:value-type="float">
            <text:p>655434.291171454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table:formula="of:=statBase1 * [.K46]/3.82 + 5" office:value-type="float" office:value="62.5916230366492" calcext:value-type="float">
            <text:p>62.5916230366492</text:p>
          </table:table-cell>
          <table:table-cell office:value-type="float" office:value="44" calcext:value-type="float">
            <text:p>44</text:p>
          </table:table-cell>
          <table:table-cell table:formula="of:=statBase * ([.M46]/3.82)^2 * [.M46] / 1111 + 5" office:value-type="float" office:value="15.5086575651343" calcext:value-type="float">
            <text:p>15.508657565134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basis * ([.A47])^(0.9+accelA/250) * [.A47] * ([.A47]) / (6 + ([.A47]^2) / 50 / accelB) + ([.A47]) * extra" office:value-type="float" office:value="708834.336303789" calcext:value-type="float">
            <text:p>708834.336303789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 table:formula="of:=statBase1 * [.K47]/3.82 + 5" office:value-type="float" office:value="63.9005235602094" calcext:value-type="float">
            <text:p>63.9005235602094</text:p>
          </table:table-cell>
          <table:table-cell office:value-type="float" office:value="45" calcext:value-type="float">
            <text:p>45</text:p>
          </table:table-cell>
          <table:table-cell table:formula="of:=statBase * ([.M47]/3.82)^2 * [.M47] / 1111 + 5" office:value-type="float" office:value="16.2415643855989" calcext:value-type="float">
            <text:p>16.241564385598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basis * ([.A48])^(0.9+accelA/250) * [.A48] * ([.A48]) / (6 + ([.A48]^2) / 50 / accelB) + ([.A48]) * extra" office:value-type="float" office:value="765257.974728642" calcext:value-type="float">
            <text:p>765257.974728642</text:p>
          </table:table-cell>
          <table:table-cell table:number-columns-repeated="8"/>
          <table:table-cell office:value-type="float" office:value="46" calcext:value-type="float">
            <text:p>46</text:p>
          </table:table-cell>
          <table:table-cell table:formula="of:=statBase1 * [.K48]/3.82 + 5" office:value-type="float" office:value="65.2094240837696" calcext:value-type="float">
            <text:p>65.2094240837696</text:p>
          </table:table-cell>
          <table:table-cell office:value-type="float" office:value="46" calcext:value-type="float">
            <text:p>46</text:p>
          </table:table-cell>
          <table:table-cell table:formula="of:=statBase * ([.M48]/3.82)^2 * [.M48] / 1111 + 5" office:value-type="float" office:value="17.0077795449839" calcext:value-type="float">
            <text:p>17.0077795449839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basis * ([.A49])^(0.9+accelA/250) * [.A49] * ([.A49]) / (6 + ([.A49]^2) / 50 / accelB) + ([.A49]) * extra" office:value-type="float" office:value="824803.886985838" calcext:value-type="float">
            <text:p>824803.886985838</text:p>
          </table:table-cell>
          <table:table-cell table:number-columns-repeated="8"/>
          <table:table-cell office:value-type="float" office:value="47" calcext:value-type="float">
            <text:p>47</text:p>
          </table:table-cell>
          <table:table-cell table:formula="of:=statBase1 * [.K49]/3.82 + 5" office:value-type="float" office:value="66.5183246073299" calcext:value-type="float">
            <text:p>66.5183246073299</text:p>
          </table:table-cell>
          <table:table-cell office:value-type="float" office:value="47" calcext:value-type="float">
            <text:p>47</text:p>
          </table:table-cell>
          <table:table-cell table:formula="of:=statBase * ([.M49]/3.82)^2 * [.M49] / 1111 + 5" office:value-type="float" office:value="17.8080432285985" calcext:value-type="float">
            <text:p>17.808043228598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basis * ([.A50])^(0.9+accelA/250) * [.A50] * ([.A50]) / (6 + ([.A50]^2) / 50 / accelB) + ([.A50]) * extra" office:value-type="float" office:value="887571.629865699" calcext:value-type="float">
            <text:p>887571.629865699</text:p>
          </table:table-cell>
          <table:table-cell table:number-columns-repeated="8"/>
          <table:table-cell office:value-type="float" office:value="48" calcext:value-type="float">
            <text:p>48</text:p>
          </table:table-cell>
          <table:table-cell table:formula="of:=statBase1 * [.K50]/3.82 + 5" office:value-type="float" office:value="67.8272251308901" calcext:value-type="float">
            <text:p>67.8272251308901</text:p>
          </table:table-cell>
          <table:table-cell office:value-type="float" office:value="48" calcext:value-type="float">
            <text:p>48</text:p>
          </table:table-cell>
          <table:table-cell table:formula="of:=statBase * ([.M50]/3.82)^2 * [.M50] / 1111 + 5" office:value-type="float" office:value="18.6430956217521" calcext:value-type="float">
            <text:p>18.643095621752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basis * ([.A51])^(0.9+accelA/250) * [.A51] * ([.A51]) / (6 + ([.A51]^2) / 50 / accelB) + ([.A51]) * extra" office:value-type="float" office:value="953661.616495977" calcext:value-type="float">
            <text:p>953661.616495977</text:p>
          </table:table-cell>
          <table:table-cell table:number-columns-repeated="8"/>
          <table:table-cell office:value-type="float" office:value="49" calcext:value-type="float">
            <text:p>49</text:p>
          </table:table-cell>
          <table:table-cell table:formula="of:=statBase1 * [.K51]/3.82 + 5" office:value-type="float" office:value="69.1361256544503" calcext:value-type="float">
            <text:p>69.1361256544503</text:p>
          </table:table-cell>
          <table:table-cell office:value-type="float" office:value="49" calcext:value-type="float">
            <text:p>49</text:p>
          </table:table-cell>
          <table:table-cell table:formula="of:=statBase * ([.M51]/3.82)^2 * [.M51] / 1111 + 5" office:value-type="float" office:value="19.513676909754" calcext:value-type="float">
            <text:p>19.51367690975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basis * ([.A52])^(0.9+accelA/250) * [.A52] * ([.A52]) / (6 + ([.A52]^2) / 50 / accelB) + ([.A52]) * extra" office:value-type="float" office:value="1023175.0967574" calcext:value-type="float">
            <text:p>1023175.0967574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formula="of:=statBase1 * [.K52]/3.82 + 5" office:value-type="float" office:value="70.4450261780105" calcext:value-type="float">
            <text:p>70.4450261780105</text:p>
          </table:table-cell>
          <table:table-cell office:value-type="float" office:value="50" calcext:value-type="float">
            <text:p>50</text:p>
          </table:table-cell>
          <table:table-cell table:formula="of:=statBase * ([.M52]/3.82)^2 * [.M52] / 1111 + 5" office:value-type="float" office:value="20.4205272779135" calcext:value-type="float">
            <text:p>20.4205272779135</text:p>
          </table:table-cell>
          <table:table-cell/>
        </table:table-row>
      </table:table>
      <table:named-expressions>
        <table:named-range table:name="accelA" table:base-cell-address="$'EXP curve'.$E$5" table:cell-range-address="$'EXP curve'.$E$5"/>
        <table:named-range table:name="accelB" table:base-cell-address="$'EXP curve'.$E$6" table:cell-range-address="$'EXP curve'.$E$6"/>
        <table:named-range table:name="basis" table:base-cell-address="$'EXP curve'.$E$3" table:cell-range-address="$'EXP curve'.$E$3"/>
        <table:named-range table:name="extra" table:base-cell-address="$'EXP curve'.$E$4" table:cell-range-address="$'EXP curve'.$E$4"/>
        <table:named-range table:name="statBase" table:base-cell-address="$'EXP curve'.$O$3" table:cell-range-address="$'EXP curve'.$O$2"/>
        <table:named-range table:name="statBase1" table:base-cell-address="$'EXP curve'.$O$1" table:cell-range-address="$'EXP curve'.$O$1"/>
        <table:named-range table:name="statBase2" table:base-cell-address="$'EXP curve'.$O$2" table:cell-range-address="$'EXP curve'.$O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00-00-00</text:date>, <text:time style:data-style-name="N2" text:time-value="23:26:48.9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8T13:04:16.462000000</meta:creation-date>
    <dc:date>2022-04-29T18:33:46.316000000</dc:date>
    <meta:editing-duration>PT7H19M55S</meta:editing-duration>
    <meta:editing-cycles>18</meta:editing-cycles>
    <meta:generator>LibreOffice/7.3.1.3$Windows_X86_64 LibreOffice_project/a69ca51ded25f3eefd52d7bf9a5fad8c90b87951</meta:generator>
    <meta:document-statistic meta:table-count="1" meta:cell-count="318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46cm" svg:y="4.204cm" style:legend-expansion="high" chart:style-name="ch2"/>
        <chart:plot-area chart:style-name="ch3" table:cell-range-address="'EXP curve'.B3:'EXP curve'.B52" svg:x="-0.607cm" svg:y="0.259cm" svg:width="13.433cm" svg:height="8.645cm">
          <chart:coordinate-region svg:x="0.94cm" svg:y="0.458cm" svg:width="11.886cm" svg:height="7.6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XP curve'.B3:'EXP curve'.B52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666627777907">
                <text:p>11.1666627777907</text:p>
                <draw:g>
                  <svg:desc>'EXP curve'.B3:'EXP curve'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1991505934743">
                <text:p>33.19915059347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.5579636995086">
                <text:p>84.55796369950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.325369313637">
                <text:p>189.3253693136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6.066074545841">
                <text:p>376.0660745458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7.197351499181">
                <text:p>677.1973514991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8.56858344238">
                <text:p>1128.568583442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69.1534497791">
                <text:p>1769.15344977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40.81128095414">
                <text:p>2640.811280954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88.09457200577">
                <text:p>3788.094572005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58.08913267337">
                <text:p>5258.089132673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00.2783225229">
                <text:p>7100.2783225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366.4256577729">
                <text:p>9366.42565777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110.4718059458">
                <text:p>12110.47180594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388.4430933717">
                <text:p>15388.44309337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258.3693914526">
                <text:p>19258.36939145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780.209759701">
                <text:p>23780.2097597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015.7845878048">
                <text:p>29015.78458780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028.7132444323">
                <text:p>35028.71324443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884.3564380786">
                <text:p>41884.35643807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649.7626450621">
                <text:p>49649.76264506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393.6180752052">
                <text:p>58393.61807520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186.1997359691">
                <text:p>68186.19973596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099.3312272579">
                <text:p>79099.33122725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1206.340956341">
                <text:p>91206.3409563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582.022508672">
                <text:p>104582.0225086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302.59694824">
                <text:p>119302.596948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445.676852302">
                <text:p>135445.6768523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3090.231911279">
                <text:p>153090.2319112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2316.555946288">
                <text:p>172316.5559462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3206.235215108">
                <text:p>193206.2352151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5842.117892853">
                <text:p>215842.1178928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0308.284626881">
                <text:p>240308.2846268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6690.020076804">
                <text:p>266690.0200768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5073.785360241">
                <text:p>295073.7853602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5547.19133344">
                <text:p>325547.191333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8198.972643233">
                <text:p>358198.9726432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3118.962493265">
                <text:p>393118.9624932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0398.06807303">
                <text:p>430398.068073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0128.246603261">
                <text:p>470128.2466032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12402.48195557">
                <text:p>512402.481955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57314.76180815">
                <text:p>557314.761808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4960.055302776">
                <text:p>604960.0553027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5434.291171454">
                <text:p>655434.2911714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8834.336303789">
                <text:p>708834.3363037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65257.974728642">
                <text:p>765257.9747286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24803.886985838">
                <text:p>824803.8869858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87571.629865699">
                <text:p>887571.6298656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3661.616495977">
                <text:p>953661.6164959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23175.0967574">
                <text:p>1023175.09675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3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9.002cm" xlink:href=".." xlink:type="simple" chart:class="chart:line" chart:style-name="ch1">
        <chart:title svg:x="7.407cm" svg:y="0.316cm" chart:style-name="ch2">
          <text:p>Stat1</text:p>
        </chart:title>
        <chart:plot-area chart:style-name="ch3" table:cell-range-address="'EXP curve'.L3:'EXP curve'.L52" svg:x="0.32cm" svg:y="1.275cm" svg:width="15.372cm" svg:height="7.547cm">
          <chart:coordinate-region svg:x="1.127cm" svg:y="1.474cm" svg:width="14.565cm" svg:height="6.556cm"/>
          <chart:axis chart:dimension="x" chart:name="primary-x" chart:style-name="ch4"/>
          <chart:axis chart:dimension="y" chart:name="primary-y" chart:style-name="ch5"/>
          <chart:series chart:style-name="ch6" chart:values-cell-range-address="'EXP curve'.L3:'EXP curve'.L52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30890052356021">
                <text:p>6.30890052356021</text:p>
                <draw:g>
                  <svg:desc>'EXP curve'.L3:'EXP curve'.L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61780104712042">
                <text:p>7.617801047120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92670157068063">
                <text:p>8.926701570680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2356020942408">
                <text:p>10.23560209424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544502617801">
                <text:p>11.5445026178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8534031413613">
                <text:p>12.8534031413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1623036649215">
                <text:p>14.16230366492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4712041884817">
                <text:p>15.47120418848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7801047120419">
                <text:p>16.78010471204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.0890052356021">
                <text:p>18.08900523560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3979057591623">
                <text:p>19.39790575916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.7068062827225">
                <text:p>20.70680628272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0157068062827">
                <text:p>22.01570680628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.3246073298429">
                <text:p>23.3246073298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.6335078534031">
                <text:p>24.63350785340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.9424083769634">
                <text:p>25.94240837696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.2513089005236">
                <text:p>27.25130890052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.5602094240838">
                <text:p>28.56020942408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.869109947644">
                <text:p>29.8691099476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.1780104712042">
                <text:p>31.1780104712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.4869109947644">
                <text:p>32.48691099476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.7958115183246">
                <text:p>33.79581151832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.1047120418848">
                <text:p>35.10471204188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.413612565445">
                <text:p>36.4136125654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.7225130890052">
                <text:p>37.72251308900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.0314136125654">
                <text:p>39.03141361256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.3403141361257">
                <text:p>40.34031413612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.6492146596859">
                <text:p>41.64921465968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.9581151832461">
                <text:p>42.95811518324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.2670157068063">
                <text:p>44.26701570680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.5759162303665">
                <text:p>45.57591623036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.8848167539267">
                <text:p>46.88481675392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.1937172774869">
                <text:p>48.19371727748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.5026178010471">
                <text:p>49.50261780104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.8115183246073">
                <text:p>50.81151832460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.1204188481675">
                <text:p>52.12041884816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3.4293193717278">
                <text:p>53.42931937172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.738219895288">
                <text:p>54.7382198952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6.0471204188482">
                <text:p>56.04712041884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.3560209424084">
                <text:p>57.35602094240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.6649214659686">
                <text:p>58.66492146596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.9738219895288">
                <text:p>59.97382198952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1.282722513089">
                <text:p>61.2827225130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.5916230366492">
                <text:p>62.59162303664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3.9005235602094">
                <text:p>63.90052356020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5.2094240837696">
                <text:p>65.20942408376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.5183246073299">
                <text:p>66.51832460732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7.8272251308901">
                <text:p>67.82722513089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9.1361256544503">
                <text:p>69.13612565445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.4450261780105">
                <text:p>70.44502617801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3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3cm" svg:height="9.002cm" xlink:href=".." xlink:type="simple" chart:class="chart:line" chart:style-name="ch1">
        <chart:title svg:x="7.407cm" svg:y="0.316cm" chart:style-name="ch2">
          <text:p>Stat2</text:p>
        </chart:title>
        <chart:plot-area chart:style-name="ch3" table:cell-range-address="'EXP curve'.N3:'EXP curve'.N52" svg:x="0.32cm" svg:y="1.275cm" svg:width="15.373cm" svg:height="7.547cm">
          <chart:coordinate-region svg:x="1.127cm" svg:y="1.474cm" svg:width="14.566cm" svg:height="6.556cm"/>
          <chart:axis chart:dimension="x" chart:name="primary-x" chart:style-name="ch4"/>
          <chart:axis chart:dimension="y" chart:name="primary-y" chart:style-name="ch5"/>
          <chart:series chart:style-name="ch6" chart:values-cell-range-address="'EXP curve'.N3:'EXP curve'.N52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00012336421822">
                <text:p>5.00012336421822</text:p>
                <draw:g>
                  <svg:desc>'EXP curve'.N3:'EXP curve'.N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00098691374579">
                <text:p>5.000986913745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00333083389203">
                <text:p>5.003330833892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00789530996629">
                <text:p>5.007895309966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01542052727791">
                <text:p>5.01542052727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2664667113624">
                <text:p>5.026646671136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04231392685059">
                <text:p>5.042313926850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6316247973033">
                <text:p>5.063162479730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08993251508479">
                <text:p>5.089932515084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12336421822331">
                <text:p>5.123364218223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16419777445522">
                <text:p>5.164197774455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21317336908988">
                <text:p>5.213173369089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27103118743661">
                <text:p>5.271031187436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3851141480476">
                <text:p>5.338511414804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41635423650367">
                <text:p>5.416354236503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50529983784267">
                <text:p>5.505299837842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60608840413111">
                <text:p>5.60608840413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71946012067833">
                <text:p>5.719460120678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84615517279367">
                <text:p>5.846155172793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98691374578647">
                <text:p>5.986913745786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14247602496606">
                <text:p>6.142476024966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31358219564178">
                <text:p>6.313582195641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50097244312299">
                <text:p>6.500972443122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70538695271901">
                <text:p>6.705386952719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92756590973919">
                <text:p>6.927565909739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16824949949286">
                <text:p>7.168249499492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42817790728937">
                <text:p>7.428177907289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70809131843806">
                <text:p>7.708091318438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00872991824826">
                <text:p>8.008729918248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33083389202932">
                <text:p>8.330833892029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67514342509057">
                <text:p>8.675143425090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04239870274136">
                <text:p>9.042398702741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43333991029102">
                <text:p>9.433339910291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8487072330489">
                <text:p>9.84870723304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2892408563243">
                <text:p>10.28924085632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7556809654267">
                <text:p>10.75568096542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2487677456652">
                <text:p>11.24876774566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7692413823494">
                <text:p>11.76924138234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3178420607884">
                <text:p>12.31784206078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8953099662917">
                <text:p>12.89530996629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5023852841686">
                <text:p>13.50238528416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98081997284">
                <text:p>14.13980819972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8083188982806">
                <text:p>14.80831889828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.5086575651343">
                <text:p>15.50865756513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2415643855989">
                <text:p>16.24156438559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.0077795449839">
                <text:p>17.00777954498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.8080432285985">
                <text:p>17.80804322859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6430956217521">
                <text:p>18.64309562175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.513676909754">
                <text:p>19.5136769097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.4205272779135">
                <text:p>20.42052727791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